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rebuchet MS" svg:font-family="'Trebuchet MS'" style:font-family-generic="swiss" style:font-pitch="variable"/>
  </office:font-face-decls>
  <office:automatic-styles>
    <style:style style:name="P1" style:family="paragraph" style:parent-style-name="Text_20_body" style:master-page-name="MP0">
      <loext:graphic-properties draw:fill="none"/>
      <style:paragraph-properties fo:margin-left="0cm" fo:margin-right="1.7cm" fo:margin-top="0cm" fo:margin-bottom="0.146cm" style:contextual-spacing="false" fo:line-height="115%" fo:text-align="end" style:justify-single-word="false" fo:hyphenation-ladder-count="no-limit" fo:hyphenation-keep="auto" loext:hyphenation-keep-type="column" fo:text-indent="0cm" style:auto-text-indent="false" style:page-number="auto" fo:break-before="page" fo:background-color="transparent"/>
      <style:text-properties officeooo:paragraph-rsid="001469b1" fo:hyphenate="false" loext:hyphenation-no-caps="false" loext:hyphenation-no-last-word="false" loext:hyphenation-word-char-count="no-limit" loext:hyphenation-zone="no-limit"/>
    </style:style>
    <style:style style:name="P2" style:family="paragraph" style:parent-style-name="Text_20_body">
      <loext:graphic-properties draw:fill="none"/>
      <style:paragraph-properties fo:margin-left="0cm" fo:margin-right="1.7cm" fo:margin-top="0cm" fo:margin-bottom="0.146cm" style:contextual-spacing="false" fo:line-height="115%" fo:text-align="end" style:justify-single-word="false" fo:hyphenation-ladder-count="no-limit" fo:hyphenation-keep="auto" loext:hyphenation-keep-type="column" fo:text-indent="0cm" style:auto-text-indent="false" fo:background-color="transparent"/>
      <style:text-properties officeooo:paragraph-rsid="001469b1" fo:hyphenate="false" loext:hyphenation-no-caps="false" loext:hyphenation-no-last-word="false" loext:hyphenation-word-char-count="no-limit" loext:hyphenation-zone="no-limit"/>
    </style:style>
    <style:style style:name="P3" style:family="paragraph" style:parent-style-name="Text_20_body">
      <style:paragraph-properties fo:margin-top="0cm" fo:margin-bottom="0.146cm" style:contextual-spacing="false" fo:text-align="end" style:justify-single-word="false"/>
      <style:text-properties officeooo:paragraph-rsid="001469b1"/>
    </style:style>
    <style:style style:name="P4" style:family="paragraph" style:parent-style-name="Text_20_body">
      <style:text-properties style:font-name="Trebuchet MS"/>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Trebuchet MS"/>
    </style:style>
    <style:style style:name="T1" style:family="text">
      <style:text-properties style:font-name="Trebuchet MS"/>
    </style:style>
    <style:style style:name="T2" style:family="text">
      <style:text-properties style:font-name="Trebuchet M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Police_20_par_20_défaut"><text:span text:style-name="T1">Président du Comité d’enquête </text:span></text:span></text:p>
      <text:p text:style-name="P2"><text:span text:style-name="Police_20_par_20_défaut"><text:span text:style-name="T1">de la Fédération de Russie<text:line-break/></text:span></text:span><text:span text:style-name="Police_20_par_20_défaut"><text:span text:style-name="T2">Aleksander Ivanovich Bastrykin</text:span></text:span><text:span text:style-name="Police_20_par_20_défaut"><text:span text:style-name="T1"><text:line-break/>2, Tehnicheskiy Pereulok<text:line-break/>Moscow 105005<text:tab/>RUSSIE</text:span></text:span></text:p>
      <text:p text:style-name="P3"><text:span text:style-name="Police_20_par_20_défaut"><text:span text:style-name="T1"/></text:span></text:p>
      <text:p text:style-name="Text_20_body"><text:span text:style-name="Police_20_par_20_défaut"><text:span text:style-name="T1"><text:s text:c="48"/>A<text:tab/><text:tab/><text:tab/>le <text:tab/><text:tab/>2026</text:span></text:span></text:p>
      <text:p text:style-name="P4"/>
      <text:p text:style-name="P4"/>
      <text:p text:style-name="P4">Monsieur le Président,</text:p>
      <text:p text:style-name="P5"><text:span text:style-name="Police_20_par_20_défaut"><text:span text:style-name="T1">Alertée par l’International Commission of Jurists (ICJ), </text:span></text:span><text:span text:style-name="Police_20_par_20_défaut"><text:span text:style-name="T2">l’ACAT Belgique</text:span></text:span><text:span text:style-name="Police_20_par_20_défaut"><text:span text:style-name="T1">- dont je fais ici miennes les préoccupations- appelle les autorités russes à libérer immédiatement </text:span></text:span><text:span text:style-name="Police_20_par_20_défaut"><text:span text:style-name="T2">Maria Bontsler</text:span></text:span><text:span text:style-name="Police_20_par_20_défaut"><text:span text:style-name="T1">, ainsi qu’à abandonner toutes les charges retenues contre elle. Les problèmes de santé chroniques de </text:span></text:span><text:span text:style-name="Police_20_par_20_défaut"><text:span text:style-name="T2">Maître Bontsler</text:span></text:span><text:span text:style-name="Police_20_par_20_défaut"><text:span text:style-name="T1"> et la privation de soins médicaux adéquats, assortis aux mauvais traitements qu’elle a subis en détention, nous amènent à exprimer notre très profonde préoccupation pour sa santé, sa vie.</text:span></text:span></text:p>
      <text:p text:style-name="P5"><text:span text:style-name="Police_20_par_20_défaut"><text:span text:style-name="T1">Par ailleurs nous pensons que la décision d’inculper </text:span></text:span><text:span text:style-name="Police_20_par_20_défaut"><text:span text:style-name="T2">Maître Bontsler </text:span></text:span><text:span text:style-name="Police_20_par_20_défaut"><text:span text:style-name="T1">de trahison d’État, sans élément nouveau, confirme le caractère arbitraire des poursuites. Manifestement, les autorités exercent des représailles contre une avocate impliquée dans des affaires politiquement sensibles, envoyant de surcroît un message alarmant à l’ensemble de la profession juridique en Russie. Il semble donc tout à fait inapproprié de maintenir </text:span></text:span><text:span text:style-name="Police_20_par_20_défaut"><text:span text:style-name="T2">Maria</text:span></text:span><text:span text:style-name="Police_20_par_20_défaut"><text:span text:style-name="T1"> </text:span></text:span><text:span text:style-name="Police_20_par_20_défaut"><text:span text:style-name="T2">Bontsler</text:span></text:span><text:span text:style-name="Police_20_par_20_défaut"><text:span text:style-name="T1"> en détention provisoire, sur la base d'accusations probablement infondées.</text:span></text:span></text:p>
      <text:p text:style-name="P5"><text:span text:style-name="Police_20_par_20_défaut"><text:span text:style-name="T1">Par conséquent, l’ACAT Belgique exhorte les autorités russes à libérer immédiatement </text:span></text:span><text:span text:style-name="Police_20_par_20_défaut"><text:span text:style-name="T2">Maria Bontsler</text:span></text:span><text:span text:style-name="Police_20_par_20_défaut"><text:span text:style-name="T1">, à abandonner les charges retenues contre elle, à mener une enquête approfondie sur les allégations de mauvais traitements qu’elle a subis lors de son arrestation et en détention. En outre les autorités russes sont vivement invitées à prendre des mesures afin que, comme tout autre avocat en Russie, </text:span></text:span><text:span text:style-name="Police_20_par_20_défaut"><text:span text:style-name="T2">Maria Bontsler</text:span></text:span><text:span text:style-name="Police_20_par_20_défaut"><text:span text:style-name="T1"> puisse exercer ses fonctions professionnelles.</text:span></text:span></text:p>
      <text:p text:style-name="P6">Enfin nous vous rappelons les obligations et engagements inaliénables pris par votre pays <text:s/>en matière de droits humains et de respect des normes internationales ( CAT ; PIDCP, PIESC, principes onusiens ). Vous êtes tenu de les respecter.</text:p>
      <text:p text:style-name="P6">Confiante que vous saurez honorer les engagements pris par votre pays, je vous adresse, Monsieur le Président, l’expression de ma considération distinguée</text:p>
      <text:p text:style-name="P4">(Nom, Adresse et Signature)</text:p>
      <text:p text:style-name="P4"/>
      <text:p text:style-name="P4"/>
      <text:p text:style-name="Text_20_body"><text:span text:style-name="Police_20_par_20_défaut"><text:span text:style-name="T1">Copie à : Ambassade de la Fédération de Russie, Avenue De Fre 66, 1180 Bruxelles<text:line-break/>eMail : amrusbel@skynet.be/Fax 02.374.26.13</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paragraph-properties fo:text-align="center" style:justify-single-word="false"/>
    </style:style>
    <style:style style:name="MT1" style:family="text">
      <style:text-properties style:font-name="Trebuchet M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Police_20_par_20_défaut"><text:span text:style-name="MT1">L’ACAT Belgique appartient à la FIACAT qui dispose d’un statut consultatif aux Nations Unies</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initial-creator>user</meta:initial-creator>
    <meta:creation-date>2026-04-17T14:30:00Z</meta:creation-date>
    <dc:date>2026-04-18T19:07:47.750614700</dc:date>
    <meta:editing-cycles>9</meta:editing-cycles>
    <meta:editing-duration>PT30M29S</meta:editing-duration>
    <meta:document-statistic meta:table-count="0" meta:image-count="0" meta:object-count="0" meta:page-count="1" meta:paragraph-count="12" meta:word-count="331" meta:character-count="2322" meta:non-whitespace-character-count="1949"/>
    <meta:template xlink:type="simple" xlink:actuate="onRequest" xlink:title="" xlink:href="Normal.dotm"/>
  </office:meta>
</office:document-meta>
</file>